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<text:s/>0</text:p>
          </table:table-cell>
          <table:table-cell/>
          <table:table-cell office:value-type="string">
            <text:p>Max1</text:p>
          </table:table-cell>
          <table:table-cell office:value-type="string">
            <text:p>1388.36534</text:p>
          </table:table-cell>
        </table:table-row>
        <table:table-row table:style-name="ro1">
          <table:table-cell office:value-type="string">
            <text:p><text:s/>0</text:p>
          </table:table-cell>
          <table:table-cell/>
          <table:table-cell office:value-type="string">
            <text:p>HWHH</text:p>
          </table:table-cell>
          <table:table-cell office:value-type="string">
            <text:p>49.67623</text:p>
          </table:table-cell>
        </table:table-row>
        <table:table-row table:style-name="ro2">
          <table:table-cell office:value-type="string">
            <text:p><text:s/>0</text:p>
          </table:table-cell>
          <table:table-cell/>
          <table:table-cell office:value-type="string">
            <text:p>Integral</text:p>
          </table:table-cell>
          <table:table-cell office:value-type="string">
            <text:p>1.025753</text:p>
          </table:table-cell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/>
          <table:table-cell office:value-type="string">
            <text:p>Max2</text:p>
          </table:table-cell>
          <table:table-cell office:value-type="string">
            <text:p>1566.426348</text:p>
          </table:table-cell>
        </table:table-row>
        <table:table-row table:style-name="ro1">
          <table:table-cell office:value-type="string">
            <text:p><text:s/>0</text:p>
          </table:table-cell>
          <table:table-cell/>
          <table:table-cell office:value-type="string">
            <text:p>HWHH</text:p>
          </table:table-cell>
          <table:table-cell office:value-type="string">
            <text:p>69.0020</text:p>
          </table:table-cell>
        </table:table-row>
        <table:table-row table:style-name="ro2">
          <table:table-cell office:value-type="string">
            <text:p><text:s/>0</text:p>
          </table:table-cell>
          <table:table-cell/>
          <table:table-cell office:value-type="string">
            <text:p>Integral</text:p>
          </table:table-cell>
          <table:table-cell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11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10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10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10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12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13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3">23.09.2022</text:date>, <text:time>15:32:3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рилл вайсер</meta:initial-creator>
    <meta:creation-date>2022-09-23T15:16:20.08</meta:creation-date>
    <meta:generator>OpenOffice/4.0.1$Win32 OpenOffice.org_project/401m5$Build-9714</meta:generator>
    <dc:date>2022-09-23T15:32:37.65</dc:date>
    <dc:creator>кирилл вайсер</dc:creator>
    <meta:editing-duration>PT16M18S</meta:editing-duration>
    <meta:editing-cycles>1</meta:editing-cycles>
    <meta:document-statistic meta:table-count="3" meta:cell-count="4107" meta:object-count="0"/>
  </office:meta>
</office:document-meta>
</file>